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4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 fo:margin-left="0cm"/>
    </style:style>
    <style:style style:name="ce6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0" table:default-cell-style-name="ce3"/>
        <table:table-column table:style-name="co1" table:number-columns-repeated="990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PLANTAS</text:p>
          </table:table-cell>
          <table:table-cell table:style-name="ce1" office:value-type="string">
            <text:p>UNIDADES_FUNCIONALES</text:p>
          </table:table-cell>
          <table:table-cell table:style-name="ce2" office:value-type="string">
            <text:p>*Piscina interna</text:p>
          </table:table-cell>
          <table:table-cell table:style-name="ce4" office:value-type="string">
            <text:p>*Piscina externa</text:p>
          </table:table-cell>
          <table:table-cell table:style-name="ce4" office:value-type="string">
            <text:p>*Piscina de nado continuo</text:p>
          </table:table-cell>
          <table:table-cell table:style-name="ce4" office:value-type="string">
            <text:p>*Snack bar</text:p>
          </table:table-cell>
          <table:table-cell table:style-name="ce4" office:value-type="string">
            <text:p>*Gimnasio</text:p>
          </table:table-cell>
          <table:table-cell table:style-name="ce4" office:value-type="string">
            <text:p>*Sauna</text:p>
          </table:table-cell>
          <table:table-cell table:style-name="ce4" office:value-type="string">
            <text:p>*Playroom</text:p>
          </table:table-cell>
          <table:table-cell table:style-name="ce4" office:value-type="string">
            <text:p>*Cyber</text:p>
          </table:table-cell>
          <table:table-cell table:style-name="ce4" office:value-type="string">
            <text:p>*Microcine</text:p>
          </table:table-cell>
          <table:table-cell table:style-name="ce4" office:value-type="string">
            <text:p>*Parrilla/quincho</text:p>
          </table:table-cell>
          <table:table-cell table:style-name="ce4" office:value-type="string">
            <text:p>*Cancha de tenis</text:p>
          </table:table-cell>
          <table:table-cell table:style-name="ce4" office:value-type="string">
            <text:p>*Cancha futbol</text:p>
          </table:table-cell>
          <table:table-cell table:style-name="ce4" office:value-type="string">
            <text:p>*Jaula de golf</text:p>
          </table:table-cell>
          <table:table-cell table:style-name="ce4" office:value-type="string">
            <text:p>*Sistema de seguridad</text:p>
          </table:table-cell>
          <table:table-cell table:style-name="ce4" office:value-type="string">
            <text:p>*Sistema de incendios</text:p>
          </table:table-cell>
          <table:table-cell table:style-name="ce4" office:value-type="string">
            <text:p>*Grupo electrogeno</text:p>
          </table:table-cell>
          <table:table-cell table:style-name="ce4" office:value-type="string">
            <text:p>*Control de accesos</text:p>
          </table:table-cell>
          <table:table-cell table:style-name="ce4" office:value-type="string">
            <text:p>*Servicio de playa</text:p>
          </table:table-cell>
          <table:table-cell table:style-name="ce4" office:value-type="string">
            <text:p>*Living</text:p>
          </table:table-cell>
          <table:table-cell table:style-name="ce4" office:value-type="string">
            <text:p>*Wi-Fi</text:p>
          </table:table-cell>
          <table:table-cell table:style-name="ce4" office:value-type="string">
            <text:p>*Business Center</text:p>
          </table:table-cell>
          <table:table-cell table:style-name="ce4" office:value-type="string">
            <text:p>*Lavadero comun</text:p>
          </table:table-cell>
          <table:table-cell table:style-name="ce4" office:value-type="string">
            <text:p>*Bauleras</text:p>
          </table:table-cell>
          <table:table-cell table:style-name="ce4" office:value-type="string">
            <text:p>*Portero visor</text:p>
          </table:table-cell>
          <table:table-cell table:style-name="ce4" office:value-type="string">
            <text:p>*Calefaccion de agua solar</text:p>
          </table:table-cell>
          <table:table-cell table:style-name="ce4" office:value-type="string">
            <text:p>*Generadores solares</text:p>
          </table:table-cell>
          <table:table-cell table:style-name="ce4" office:value-type="string">
            <text:p>*Generadores eolicos</text:p>
          </table:table-cell>
          <table:table-cell table:style-name="ce4" office:value-type="string">
            <text:p>*Club House</text:p>
          </table:table-cell>
          <table:table-cell table:style-name="ce4" office:value-type="string">
            <text:p>*Bicisenda</text:p>
          </table:table-cell>
          <table:table-cell table:style-name="ce5" office:value-type="string">
            <text:p>*Guarderia de bicicletas</text:p>
          </table:table-cell>
          <table:table-cell table:style-name="ce6" office:value-type="string">
            <text:p>PISO</text:p>
          </table:table-cell>
          <table:table-cell table:style-name="ce6" office:value-type="string">
            <text:p>METROS_CUBIERTOS</text:p>
          </table:table-cell>
          <table:table-cell table:style-name="ce6" office:value-type="string">
            <text:p>METROS_DESCUBIERTOS</text:p>
          </table:table-cell>
          <table:table-cell table:style-name="ce6" office:value-type="string">
            <text:p>METROS_COMUN</text:p>
          </table:table-cell>
          <table:table-cell table:style-name="ce6" office:value-type="string">
            <text:p>COCHERA</text:p>
          </table:table-cell>
          <table:table-cell table:style-name="ce6" office:value-type="string">
            <text:p>METROS_TOTALES</text:p>
          </table:table-cell>
          <table:table-cell table:style-name="ce6" office:value-type="string">
            <text:p>VALOR</text:p>
          </table:table-cell>
          <table:table-cell table:number-columns-repeated="983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3.52">
            <text:p>53.5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8.72">
            <text:p>38.72</text:p>
          </table:table-cell>
          <table:table-cell table:style-name="ce6" office:value-type="string">
            <text:p>N</text:p>
          </table:table-cell>
          <table:table-cell table:style-name="ce6" office:value-type="float" office:value="96.24">
            <text:p>96.24</text:p>
          </table:table-cell>
          <table:table-cell table:style-name="ce6" office:value-type="float" office:value="148842">
            <text:p>148842</text:p>
          </table:table-cell>
          <table:table-cell table:number-columns-repeated="983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.52">
            <text:p>53.5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8.72">
            <text:p>38.72</text:p>
          </table:table-cell>
          <table:table-cell table:style-name="ce6" office:value-type="string">
            <text:p>N</text:p>
          </table:table-cell>
          <table:table-cell table:style-name="ce6" office:value-type="float" office:value="96.24">
            <text:p>96.24</text:p>
          </table:table-cell>
          <table:table-cell table:style-name="ce6" office:value-type="float" office:value="151480">
            <text:p>151480</text:p>
          </table:table-cell>
          <table:table-cell table:number-columns-repeated="983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3.52">
            <text:p>53.5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8.72">
            <text:p>38.72</text:p>
          </table:table-cell>
          <table:table-cell table:style-name="ce6" office:value-type="string">
            <text:p>N</text:p>
          </table:table-cell>
          <table:table-cell table:style-name="ce6" office:value-type="float" office:value="96.24">
            <text:p>96.24</text:p>
          </table:table-cell>
          <table:table-cell table:style-name="ce6" office:value-type="float" office:value="154170">
            <text:p>154170</text:p>
          </table:table-cell>
          <table:table-cell table:number-columns-repeated="983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8.9">
            <text:p>48.9</text:p>
          </table:table-cell>
          <table:table-cell table:style-name="ce6" office:value-type="float" office:value="8.56">
            <text:p>8.56</text:p>
          </table:table-cell>
          <table:table-cell table:style-name="ce6" office:value-type="float" office:value="38.9">
            <text:p>38.9</text:p>
          </table:table-cell>
          <table:table-cell table:style-name="ce6" office:value-type="string">
            <text:p>N</text:p>
          </table:table-cell>
          <table:table-cell table:style-name="ce6" office:value-type="float" office:value="96.36">
            <text:p>96.36</text:p>
          </table:table-cell>
          <table:table-cell table:style-name="ce6" office:value-type="float" office:value="165570">
            <text:p>165570</text:p>
          </table:table-cell>
          <table:table-cell table:number-columns-repeated="983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24895">
            <text:p>224895</text:p>
          </table:table-cell>
          <table:table-cell table:number-columns-repeated="983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5.3">
            <text:p>75.3</text:p>
          </table:table-cell>
          <table:table-cell table:style-name="ce6" office:value-type="float" office:value="14.46">
            <text:p>14.46</text:p>
          </table:table-cell>
          <table:table-cell table:style-name="ce6" office:value-type="float" office:value="46.98">
            <text:p>46.98</text:p>
          </table:table-cell>
          <table:table-cell table:style-name="ce6" office:value-type="string">
            <text:p>N</text:p>
          </table:table-cell>
          <table:table-cell table:style-name="ce6" office:value-type="float" office:value="136.74">
            <text:p>136.74</text:p>
          </table:table-cell>
          <table:table-cell table:style-name="ce6" office:value-type="float" office:value="240516">
            <text:p>240516</text:p>
          </table:table-cell>
          <table:table-cell table:number-columns-repeated="983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24895">
            <text:p>224895</text:p>
          </table:table-cell>
          <table:table-cell table:number-columns-repeated="983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24895">
            <text:p>224895</text:p>
          </table:table-cell>
          <table:table-cell table:number-columns-repeated="983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29054">
            <text:p>229054</text:p>
          </table:table-cell>
          <table:table-cell table:number-columns-repeated="983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33158">
            <text:p>233158</text:p>
          </table:table-cell>
          <table:table-cell table:number-columns-repeated="983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8.19">
            <text:p>78.19</text:p>
          </table:table-cell>
          <table:table-cell table:style-name="ce6" office:value-type="float" office:value="5.34">
            <text:p>5.34</text:p>
          </table:table-cell>
          <table:table-cell table:style-name="ce6" office:value-type="float" office:value="45.42">
            <text:p>45.42</text:p>
          </table:table-cell>
          <table:table-cell table:style-name="ce6" office:value-type="string">
            <text:p>N</text:p>
          </table:table-cell>
          <table:table-cell table:style-name="ce6" office:value-type="float" office:value="128.95">
            <text:p>128.95</text:p>
          </table:table-cell>
          <table:table-cell table:style-name="ce6" office:value-type="float" office:value="237262">
            <text:p>237262</text:p>
          </table:table-cell>
          <table:table-cell table:number-columns-repeated="983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4.58">
            <text:p>104.58</text:p>
          </table:table-cell>
          <table:table-cell table:style-name="ce6" office:value-type="float" office:value="11.36">
            <text:p>11.36</text:p>
          </table:table-cell>
          <table:table-cell table:style-name="ce6" office:value-type="float" office:value="53.42">
            <text:p>53.42</text:p>
          </table:table-cell>
          <table:table-cell table:style-name="ce6" office:value-type="string">
            <text:p>N</text:p>
          </table:table-cell>
          <table:table-cell table:style-name="ce6" office:value-type="float" office:value="169.36">
            <text:p>169.36</text:p>
          </table:table-cell>
          <table:table-cell table:style-name="ce6" office:value-type="float" office:value="374319">
            <text:p>374319</text:p>
          </table:table-cell>
          <table:table-cell table:number-columns-repeated="983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4.8">
            <text:p>94.8</text:p>
          </table:table-cell>
          <table:table-cell table:style-name="ce6" office:value-type="float" office:value="20.35">
            <text:p>20.35</text:p>
          </table:table-cell>
          <table:table-cell table:style-name="ce6" office:value-type="float" office:value="53.32">
            <text:p>53.32</text:p>
          </table:table-cell>
          <table:table-cell table:style-name="ce6" office:value-type="string">
            <text:p>N</text:p>
          </table:table-cell>
          <table:table-cell table:style-name="ce6" office:value-type="float" office:value="168.47">
            <text:p>168.47</text:p>
          </table:table-cell>
          <table:table-cell table:style-name="ce6" office:value-type="float" office:value="350929">
            <text:p>350929</text:p>
          </table:table-cell>
          <table:table-cell table:number-columns-repeated="983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4.8">
            <text:p>94.8</text:p>
          </table:table-cell>
          <table:table-cell table:style-name="ce6" office:value-type="float" office:value="20.35">
            <text:p>20.35</text:p>
          </table:table-cell>
          <table:table-cell table:style-name="ce6" office:value-type="float" office:value="53.32">
            <text:p>53.32</text:p>
          </table:table-cell>
          <table:table-cell table:style-name="ce6" office:value-type="string">
            <text:p>N</text:p>
          </table:table-cell>
          <table:table-cell table:style-name="ce6" office:value-type="float" office:value="168.47">
            <text:p>168.47</text:p>
          </table:table-cell>
          <table:table-cell table:style-name="ce6" office:value-type="float" office:value="360747">
            <text:p>360747</text:p>
          </table:table-cell>
          <table:table-cell table:number-columns-repeated="983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9.2">
            <text:p>9.2</text:p>
          </table:table-cell>
          <table:table-cell table:style-name="ce6" table:number-columns-repeated="2"/>
          <table:table-cell table:style-name="ce6" office:value-type="float" office:value="67.2">
            <text:p>67.2</text:p>
          </table:table-cell>
          <table:table-cell table:style-name="ce6" office:value-type="float" office:value="152778">
            <text:p>152778</text:p>
          </table:table-cell>
          <table:table-cell table:number-columns-repeated="983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6.8">
            <text:p>56.8</text:p>
          </table:table-cell>
          <table:table-cell table:style-name="ce6" office:value-type="float" office:value="8.2">
            <text:p>8.2</text:p>
          </table:table-cell>
          <table:table-cell table:style-name="ce6" table:number-columns-repeated="2"/>
          <table:table-cell table:style-name="ce6" office:value-type="float" office:value="64.2">
            <text:p>64.2</text:p>
          </table:table-cell>
          <table:table-cell table:style-name="ce6" office:value-type="float" office:value="150944">
            <text:p>150944</text:p>
          </table:table-cell>
          <table:table-cell table:number-columns-repeated="983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table:style-name="ce6" office:value-type="float" office:value="59">
            <text:p>59</text:p>
          </table:table-cell>
          <table:table-cell table:style-name="ce6" office:value-type="float" office:value="146667">
            <text:p>146667</text:p>
          </table:table-cell>
          <table:table-cell table:number-columns-repeated="983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5.4">
            <text:p>95.4</text:p>
          </table:table-cell>
          <table:table-cell table:style-name="ce6" office:value-type="float" office:value="22.5">
            <text:p>22.5</text:p>
          </table:table-cell>
          <table:table-cell table:style-name="ce6" office:value-type="float" office:value="68.03">
            <text:p>68.03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98.43">
            <text:p>198.43</text:p>
          </table:table-cell>
          <table:table-cell table:style-name="ce6" office:value-type="float" office:value="337640">
            <text:p>337640</text:p>
          </table:table-cell>
          <table:table-cell table:number-columns-repeated="983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1.2">
            <text:p>71.2</text:p>
          </table:table-cell>
          <table:table-cell table:style-name="ce6" office:value-type="float" office:value="10.7">
            <text:p>10.7</text:p>
          </table:table-cell>
          <table:table-cell table:style-name="ce6" office:value-type="float" office:value="47.26">
            <text:p>47.26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41.66">
            <text:p>141.66</text:p>
          </table:table-cell>
          <table:table-cell table:style-name="ce6" office:value-type="float" office:value="252428">
            <text:p>252428</text:p>
          </table:table-cell>
          <table:table-cell table:number-columns-repeated="983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95.4">
            <text:p>95.4</text:p>
          </table:table-cell>
          <table:table-cell table:style-name="ce6" office:value-type="float" office:value="22.5">
            <text:p>22.5</text:p>
          </table:table-cell>
          <table:table-cell table:style-name="ce6" office:value-type="float" office:value="68.03">
            <text:p>68.03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98.43">
            <text:p>198.43</text:p>
          </table:table-cell>
          <table:table-cell table:style-name="ce6" office:value-type="float" office:value="346.081">
            <text:p>346.081</text:p>
          </table:table-cell>
          <table:table-cell table:number-columns-repeated="983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1.2">
            <text:p>71.2</text:p>
          </table:table-cell>
          <table:table-cell table:style-name="ce6" office:value-type="float" office:value="10.7">
            <text:p>10.7</text:p>
          </table:table-cell>
          <table:table-cell table:style-name="ce6" office:value-type="float" office:value="47.26">
            <text:p>47.26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41.66">
            <text:p>141.66</text:p>
          </table:table-cell>
          <table:table-cell table:style-name="ce6" office:value-type="float" office:value="258585">
            <text:p>258585</text:p>
          </table:table-cell>
          <table:table-cell table:number-columns-repeated="983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95.4">
            <text:p>95.4</text:p>
          </table:table-cell>
          <table:table-cell table:style-name="ce6" office:value-type="float" office:value="22.5">
            <text:p>22.5</text:p>
          </table:table-cell>
          <table:table-cell table:style-name="ce6" office:value-type="float" office:value="68.03">
            <text:p>68.03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98.43">
            <text:p>198.43</text:p>
          </table:table-cell>
          <table:table-cell table:style-name="ce6" office:value-type="float" office:value="354522">
            <text:p>354522</text:p>
          </table:table-cell>
          <table:table-cell table:number-columns-repeated="983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7.2">
            <text:p>7.2</text:p>
          </table:table-cell>
          <table:table-cell table:style-name="ce6" office:value-type="float" office:value="34.74">
            <text:p>34.74</text:p>
          </table:table-cell>
          <table:table-cell table:style-name="ce6" office:value-type="float" office:value="10.5">
            <text:p>10.5</text:p>
          </table:table-cell>
          <table:table-cell table:style-name="ce6" office:value-type="float" office:value="105.44">
            <text:p>105.44</text:p>
          </table:table-cell>
          <table:table-cell table:style-name="ce6" office:value-type="float" office:value="203095">
            <text:p>203095</text:p>
          </table:table-cell>
          <table:table-cell table:number-columns-repeated="983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.4">
            <text:p>9.4</text:p>
          </table:table-cell>
          <table:table-cell table:style-name="ce6" office:value-type="float" office:value="33.7">
            <text:p>33.7</text:p>
          </table:table-cell>
          <table:table-cell table:style-name="ce6" office:value-type="float" office:value="10.5">
            <text:p>10.5</text:p>
          </table:table-cell>
          <table:table-cell table:style-name="ce6" office:value-type="float" office:value="102.6">
            <text:p>102.6</text:p>
          </table:table-cell>
          <table:table-cell table:style-name="ce6" office:value-type="float" office:value="171324">
            <text:p>171324</text:p>
          </table:table-cell>
          <table:table-cell table:number-columns-repeated="983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/>
          <table:table-cell table:style-name="ce5" office:value-type="string">
            <text:p>N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95.4">
            <text:p>95.4</text:p>
          </table:table-cell>
          <table:table-cell table:style-name="ce6" office:value-type="float" office:value="22.5">
            <text:p>22.5</text:p>
          </table:table-cell>
          <table:table-cell table:style-name="ce6" office:value-type="float" office:value="68.03">
            <text:p>68.03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98.43">
            <text:p>198.43</text:p>
          </table:table-cell>
          <table:table-cell table:style-name="ce6" office:value-type="float" office:value="362963">
            <text:p>362963</text:p>
          </table:table-cell>
          <table:table-cell table:number-columns-repeated="983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9.4">
            <text:p>9.4</text:p>
          </table:table-cell>
          <table:table-cell table:style-name="ce6" office:value-type="float" office:value="33.7">
            <text:p>33.7</text:p>
          </table:table-cell>
          <table:table-cell table:style-name="ce6" office:value-type="float" office:value="10.5">
            <text:p>10.5</text:p>
          </table:table-cell>
          <table:table-cell table:style-name="ce6" office:value-type="float" office:value="102.6">
            <text:p>102.6</text:p>
          </table:table-cell>
          <table:table-cell table:style-name="ce6" office:value-type="float" office:value="179482">
            <text:p>179482</text:p>
          </table:table-cell>
          <table:table-cell table:number-columns-repeated="983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7.2">
            <text:p>7.2</text:p>
          </table:table-cell>
          <table:table-cell table:style-name="ce6" office:value-type="float" office:value="34.74">
            <text:p>34.74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07.44">
            <text:p>107.44</text:p>
          </table:table-cell>
          <table:table-cell table:style-name="ce6" office:value-type="float" office:value="227273">
            <text:p>227273</text:p>
          </table:table-cell>
          <table:table-cell table:number-columns-repeated="983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5.4">
            <text:p>95.4</text:p>
          </table:table-cell>
          <table:table-cell table:style-name="ce6" office:value-type="float" office:value="22.5">
            <text:p>22.5</text:p>
          </table:table-cell>
          <table:table-cell table:style-name="ce6" office:value-type="float" office:value="68.03">
            <text:p>68.03</text:p>
          </table:table-cell>
          <table:table-cell table:style-name="ce6" office:value-type="float" office:value="12.5">
            <text:p>12.5</text:p>
          </table:table-cell>
          <table:table-cell table:style-name="ce6" office:value-type="float" office:value="198.43">
            <text:p>198.43</text:p>
          </table:table-cell>
          <table:table-cell table:style-name="ce6" office:value-type="float" office:value="396727">
            <text:p>396727</text:p>
          </table:table-cell>
          <table:table-cell table:number-columns-repeated="983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390000">
            <text:p>390000</text:p>
          </table:table-cell>
          <table:table-cell table:number-columns-repeated="983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00000">
            <text:p>400000</text:p>
          </table:table-cell>
          <table:table-cell table:number-columns-repeated="983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08000">
            <text:p>408000</text:p>
          </table:table-cell>
          <table:table-cell table:number-columns-repeated="983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16000">
            <text:p>416000</text:p>
          </table:table-cell>
          <table:table-cell table:number-columns-repeated="983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98.08">
            <text:p>98.08</text:p>
          </table:table-cell>
          <table:table-cell table:style-name="ce6" office:value-type="float" office:value="383000">
            <text:p>383000</text:p>
          </table:table-cell>
          <table:table-cell table:number-columns-repeated="983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98.08">
            <text:p>98.08</text:p>
          </table:table-cell>
          <table:table-cell table:style-name="ce6" office:value-type="float" office:value="378000">
            <text:p>378000</text:p>
          </table:table-cell>
          <table:table-cell table:number-columns-repeated="983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2.7">
            <text:p>82.7</text:p>
          </table:table-cell>
          <table:table-cell table:style-name="ce6" office:value-type="float" office:value="10.88">
            <text:p>10.88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93.58">
            <text:p>93.58</text:p>
          </table:table-cell>
          <table:table-cell table:style-name="ce6" office:value-type="float" office:value="411000">
            <text:p>411000</text:p>
          </table:table-cell>
          <table:table-cell table:number-columns-repeated="983"/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77.77">
            <text:p>77.77</text:p>
          </table:table-cell>
          <table:table-cell table:style-name="ce6" office:value-type="float" office:value="15.31">
            <text:p>15.31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93.08">
            <text:p>93.08</text:p>
          </table:table-cell>
          <table:table-cell table:style-name="ce6" office:value-type="float" office:value="383000">
            <text:p>383000</text:p>
          </table:table-cell>
          <table:table-cell table:number-columns-repeated="98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2.7">
            <text:p>82.7</text:p>
          </table:table-cell>
          <table:table-cell table:style-name="ce6" office:value-type="float" office:value="10.88">
            <text:p>10.88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93.58">
            <text:p>93.58</text:p>
          </table:table-cell>
          <table:table-cell table:style-name="ce6" office:value-type="float" office:value="411000">
            <text:p>411000</text:p>
          </table:table-cell>
          <table:table-cell table:number-columns-repeated="98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25000">
            <text:p>425000</text:p>
          </table:table-cell>
          <table:table-cell table:number-columns-repeated="98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string">
            <text:p>N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84.36">
            <text:p>84.36</text:p>
          </table:table-cell>
          <table:table-cell table:style-name="ce6" office:value-type="float" office:value="26.93">
            <text:p>26.93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float" office:value="111.29">
            <text:p>111.29</text:p>
          </table:table-cell>
          <table:table-cell table:style-name="ce6" office:value-type="float" office:value="437000">
            <text:p>437000</text:p>
          </table:table-cell>
          <table:table-cell table:number-columns-repeated="983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292463">
            <text:p>292463</text:p>
          </table:table-cell>
          <table:table-cell table:number-columns-repeated="983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296663">
            <text:p>296663</text:p>
          </table:table-cell>
          <table:table-cell table:number-columns-repeated="983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01013">
            <text:p>301013</text:p>
          </table:table-cell>
          <table:table-cell table:number-columns-repeated="98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05232">
            <text:p>305232</text:p>
          </table:table-cell>
          <table:table-cell table:number-columns-repeated="983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10232">
            <text:p>310232</text:p>
          </table:table-cell>
          <table:table-cell table:number-columns-repeated="983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15232">
            <text:p>315232</text:p>
          </table:table-cell>
          <table:table-cell table:number-columns-repeated="983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7">
            <text:p>7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22732">
            <text:p>322732</text:p>
          </table:table-cell>
          <table:table-cell table:number-columns-repeated="983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31732">
            <text:p>331732</text:p>
          </table:table-cell>
          <table:table-cell table:number-columns-repeated="983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7.75">
            <text:p>77.75</text:p>
          </table:table-cell>
          <table:table-cell office:value-type="float" office:value="201230">
            <text:p>201230</text:p>
          </table:table-cell>
          <table:table-cell table:number-columns-repeated="983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7.15">
            <text:p>77.15</text:p>
          </table:table-cell>
          <table:table-cell office:value-type="float" office:value="203230">
            <text:p>203230</text:p>
          </table:table-cell>
          <table:table-cell table:number-columns-repeated="983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6.55">
            <text:p>76.55</text:p>
          </table:table-cell>
          <table:table-cell office:value-type="float" office:value="206230">
            <text:p>206230</text:p>
          </table:table-cell>
          <table:table-cell table:number-columns-repeated="983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5.95">
            <text:p>75.95</text:p>
          </table:table-cell>
          <table:table-cell office:value-type="float" office:value="209230">
            <text:p>209230</text:p>
          </table:table-cell>
          <table:table-cell table:number-columns-repeated="983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5.35">
            <text:p>75.35</text:p>
          </table:table-cell>
          <table:table-cell office:value-type="float" office:value="213230">
            <text:p>213230</text:p>
          </table:table-cell>
          <table:table-cell table:number-columns-repeated="983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4.75">
            <text:p>74.75</text:p>
          </table:table-cell>
          <table:table-cell office:value-type="float" office:value="217230">
            <text:p>217230</text:p>
          </table:table-cell>
          <table:table-cell table:number-columns-repeated="983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7">
            <text:p>7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4.15">
            <text:p>74.15</text:p>
          </table:table-cell>
          <table:table-cell office:value-type="float" office:value="222230">
            <text:p>222230</text:p>
          </table:table-cell>
          <table:table-cell table:number-columns-repeated="983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3.55">
            <text:p>73.55</text:p>
          </table:table-cell>
          <table:table-cell office:value-type="float" office:value="228230">
            <text:p>228230</text:p>
          </table:table-cell>
          <table:table-cell table:number-columns-repeated="983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2.95">
            <text:p>72.95</text:p>
          </table:table-cell>
          <table:table-cell office:value-type="float" office:value="235230">
            <text:p>235230</text:p>
          </table:table-cell>
          <table:table-cell table:number-columns-repeated="983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6" office:value-type="string">
            <text:p>N</text:p>
          </table:table-cell>
          <table:table-cell office:value-type="string">
            <text:p>SI</text:p>
          </table:table-cell>
          <table:table-cell office:value-type="float" office:value="10">
            <text:p>10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2.3500000000001">
            <text:p>72.35</text:p>
          </table:table-cell>
          <table:table-cell office:value-type="float" office:value="243230">
            <text:p>243230</text:p>
          </table:table-cell>
          <table:table-cell table:number-columns-repeated="983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08000">
            <text:p>308000</text:p>
          </table:table-cell>
          <table:table-cell table:number-columns-repeated="983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Be Punta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19000">
            <text:p>319000</text:p>
          </table:table-cell>
          <table:table-cell table:number-columns-repeated="983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Be Punta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26000">
            <text:p>326000</text:p>
          </table:table-cell>
          <table:table-cell table:number-columns-repeated="983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Be Punta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36000">
            <text:p>336000</text:p>
          </table:table-cell>
          <table:table-cell table:number-columns-repeated="983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Be Punta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52000">
            <text:p>352000</text:p>
          </table:table-cell>
          <table:table-cell table:number-columns-repeated="983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Be Punta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62000">
            <text:p>362000</text:p>
          </table:table-cell>
          <table:table-cell table:number-columns-repeated="983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Be Punta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/>
          <table:table-cell office:value-type="float" office:value="156.03">
            <text:p>156.03</text:p>
          </table:table-cell>
          <table:table-cell office:value-type="float" office:value="380000">
            <text:p>380000</text:p>
          </table:table-cell>
          <table:table-cell table:number-columns-repeated="983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Be Punta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/>
          <table:table-cell office:value-type="float" office:value="93.61">
            <text:p>93.61</text:p>
          </table:table-cell>
          <table:table-cell office:value-type="float" office:value="210000">
            <text:p>210000</text:p>
          </table:table-cell>
          <table:table-cell table:number-columns-repeated="983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Be Punta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/>
          <table:table-cell office:value-type="float" office:value="93.61">
            <text:p>93.61</text:p>
          </table:table-cell>
          <table:table-cell office:value-type="float" office:value="224000">
            <text:p>224000</text:p>
          </table:table-cell>
          <table:table-cell table:number-columns-repeated="983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Be Punta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/>
          <table:table-cell office:value-type="float" office:value="93.61">
            <text:p>93.61</text:p>
          </table:table-cell>
          <table:table-cell office:value-type="float" office:value="263000">
            <text:p>263000</text:p>
          </table:table-cell>
          <table:table-cell table:number-columns-repeated="983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Be Punta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65.2">
            <text:p>65.2</text:p>
          </table:table-cell>
          <table:table-cell office:value-type="float" office:value="18">
            <text:p>18</text:p>
          </table:table-cell>
          <table:table-cell office:value-type="float" office:value="13.41">
            <text:p>13.41</text:p>
          </table:table-cell>
          <table:table-cell/>
          <table:table-cell office:value-type="float" office:value="94.61">
            <text:p>94.61</text:p>
          </table:table-cell>
          <table:table-cell office:value-type="float" office:value="283000">
            <text:p>283000</text:p>
          </table:table-cell>
          <table:table-cell table:number-columns-repeated="983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Be Punta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20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66.2">
            <text:p>66.2</text:p>
          </table:table-cell>
          <table:table-cell office:value-type="float" office:value="19">
            <text:p>19</text:p>
          </table:table-cell>
          <table:table-cell office:value-type="float" office:value="14.41">
            <text:p>14.41</text:p>
          </table:table-cell>
          <table:table-cell/>
          <table:table-cell office:value-type="float" office:value="95.61">
            <text:p>95.61</text:p>
          </table:table-cell>
          <table:table-cell office:value-type="float" office:value="352000">
            <text:p>352000</text:p>
          </table:table-cell>
          <table:table-cell table:number-columns-repeated="983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40900">
            <text:p>240900</text:p>
          </table:table-cell>
          <table:table-cell table:number-columns-repeated="983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44514">
            <text:p>244514</text:p>
          </table:table-cell>
          <table:table-cell table:number-columns-repeated="983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48127">
            <text:p>248127</text:p>
          </table:table-cell>
          <table:table-cell table:number-columns-repeated="983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151741">
            <text:p>151741</text:p>
          </table:table-cell>
          <table:table-cell table:number-columns-repeated="983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55354">
            <text:p>255354</text:p>
          </table:table-cell>
          <table:table-cell table:number-columns-repeated="983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58968">
            <text:p>258968</text:p>
          </table:table-cell>
          <table:table-cell table:number-columns-repeated="983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62581">
            <text:p>262581</text:p>
          </table:table-cell>
          <table:table-cell table:number-columns-repeated="983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66195">
            <text:p>266195</text:p>
          </table:table-cell>
          <table:table-cell table:number-columns-repeated="983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69808">
            <text:p>269808</text:p>
          </table:table-cell>
          <table:table-cell table:number-columns-repeated="983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73422">
            <text:p>273422</text:p>
          </table:table-cell>
          <table:table-cell table:number-columns-repeated="983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77035">
            <text:p>277035</text:p>
          </table:table-cell>
          <table:table-cell table:number-columns-repeated="983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80649">
            <text:p>280649</text:p>
          </table:table-cell>
          <table:table-cell table:number-columns-repeated="983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84262">
            <text:p>284262</text:p>
          </table:table-cell>
          <table:table-cell table:number-columns-repeated="983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287876">
            <text:p>287876</text:p>
          </table:table-cell>
          <table:table-cell table:number-columns-repeated="983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19.21">
            <text:p>19.21</text:p>
          </table:table-cell>
          <table:table-cell office:value-type="float" office:value="12.5">
            <text:p>12.5</text:p>
          </table:table-cell>
          <table:table-cell office:value-type="float" office:value="121.71">
            <text:p>121.71</text:p>
          </table:table-cell>
          <table:table-cell office:value-type="float" office:value="410000">
            <text:p>410000</text:p>
          </table:table-cell>
          <table:table-cell table:number-columns-repeated="983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81500">
            <text:p>181500</text:p>
          </table:table-cell>
          <table:table-cell table:number-columns-repeated="983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84223">
            <text:p>184223</text:p>
          </table:table-cell>
          <table:table-cell table:number-columns-repeated="983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86945">
            <text:p>186945</text:p>
          </table:table-cell>
          <table:table-cell table:number-columns-repeated="983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89668">
            <text:p>189668</text:p>
          </table:table-cell>
          <table:table-cell table:number-columns-repeated="983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92390">
            <text:p>192390</text:p>
          </table:table-cell>
          <table:table-cell table:number-columns-repeated="983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95113">
            <text:p>195113</text:p>
          </table:table-cell>
          <table:table-cell table:number-columns-repeated="983"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197835">
            <text:p>197835</text:p>
          </table:table-cell>
          <table:table-cell table:number-columns-repeated="983"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00558">
            <text:p>200558</text:p>
          </table:table-cell>
          <table:table-cell table:number-columns-repeated="983"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03280">
            <text:p>203280</text:p>
          </table:table-cell>
          <table:table-cell table:number-columns-repeated="983"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06003">
            <text:p>206003</text:p>
          </table:table-cell>
          <table:table-cell table:number-columns-repeated="983"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08725">
            <text:p>208725</text:p>
          </table:table-cell>
          <table:table-cell table:number-columns-repeated="983"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11448">
            <text:p>211448</text:p>
          </table:table-cell>
          <table:table-cell table:number-columns-repeated="983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14170">
            <text:p>214170</text:p>
          </table:table-cell>
          <table:table-cell table:number-columns-repeated="983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16893">
            <text:p>216893</text:p>
          </table:table-cell>
          <table:table-cell table:number-columns-repeated="983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34400">
            <text:p>234400</text:p>
          </table:table-cell>
          <table:table-cell table:number-columns-repeated="983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4.8">
            <text:p>14.8</text:p>
          </table:table-cell>
          <table:table-cell office:value-type="float" office:value="10.5">
            <text:p>10.5</text:p>
          </table:table-cell>
          <table:table-cell office:value-type="float" office:value="95.3">
            <text:p>95.3</text:p>
          </table:table-cell>
          <table:table-cell office:value-type="float" office:value="202675">
            <text:p>202675</text:p>
          </table:table-cell>
          <table:table-cell table:number-columns-repeated="983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81500">
            <text:p>181500</text:p>
          </table:table-cell>
          <table:table-cell table:number-columns-repeated="983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84223">
            <text:p>184223</text:p>
          </table:table-cell>
          <table:table-cell table:number-columns-repeated="98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86945">
            <text:p>186945</text:p>
          </table:table-cell>
          <table:table-cell table:number-columns-repeated="983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89668">
            <text:p>189668</text:p>
          </table:table-cell>
          <table:table-cell table:number-columns-repeated="983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92390">
            <text:p>192390</text:p>
          </table:table-cell>
          <table:table-cell table:number-columns-repeated="983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95113">
            <text:p>195113</text:p>
          </table:table-cell>
          <table:table-cell table:number-columns-repeated="983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197835">
            <text:p>197835</text:p>
          </table:table-cell>
          <table:table-cell table:number-columns-repeated="983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00558">
            <text:p>200558</text:p>
          </table:table-cell>
          <table:table-cell table:number-columns-repeated="983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03280">
            <text:p>203280</text:p>
          </table:table-cell>
          <table:table-cell table:number-columns-repeated="983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06003">
            <text:p>206003</text:p>
          </table:table-cell>
          <table:table-cell table:number-columns-repeated="983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08725">
            <text:p>208725</text:p>
          </table:table-cell>
          <table:table-cell table:number-columns-repeated="98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11448">
            <text:p>211448</text:p>
          </table:table-cell>
          <table:table-cell table:number-columns-repeated="98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14170">
            <text:p>214170</text:p>
          </table:table-cell>
          <table:table-cell table:number-columns-repeated="983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Fly Tower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8"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3.95">
            <text:p>13.95</text:p>
          </table:table-cell>
          <table:table-cell office:value-type="float" office:value="12.5">
            <text:p>12.5</text:p>
          </table:table-cell>
          <table:table-cell office:value-type="float" office:value="94.95">
            <text:p>94.95</text:p>
          </table:table-cell>
          <table:table-cell office:value-type="float" office:value="216893">
            <text:p>216893</text:p>
          </table:table-cell>
          <table:table-cell table:number-columns-repeated="983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43000">
            <text:p>343000</text:p>
          </table:table-cell>
          <table:table-cell table:number-columns-repeated="98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47000">
            <text:p>347000</text:p>
          </table:table-cell>
          <table:table-cell table:number-columns-repeated="983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52000">
            <text:p>352000</text:p>
          </table:table-cell>
          <table:table-cell table:number-columns-repeated="98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72000">
            <text:p>372000</text:p>
          </table:table-cell>
          <table:table-cell table:number-columns-repeated="98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77000">
            <text:p>377000</text:p>
          </table:table-cell>
          <table:table-cell table:number-columns-repeated="98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98.3">
            <text:p>98.3</text:p>
          </table:table-cell>
          <table:table-cell office:value-type="float" office:value="22">
            <text:p>22</text:p>
          </table:table-cell>
          <table:table-cell office:value-type="float" office:value="14.7">
            <text:p>14.7</text:p>
          </table:table-cell>
          <table:table-cell/>
          <table:table-cell office:value-type="float" office:value="135">
            <text:p>135</text:p>
          </table:table-cell>
          <table:table-cell office:value-type="float" office:value="382000">
            <text:p>382000</text:p>
          </table:table-cell>
          <table:table-cell table:number-columns-repeated="983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61.8">
            <text:p>61.8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185000">
            <text:p>185000</text:p>
          </table:table-cell>
          <table:table-cell table:number-columns-repeated="983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1.8">
            <text:p>61.8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188000">
            <text:p>188000</text:p>
          </table:table-cell>
          <table:table-cell table:number-columns-repeated="98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61.8">
            <text:p>61.8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191000">
            <text:p>191000</text:p>
          </table:table-cell>
          <table:table-cell table:number-columns-repeated="983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61.8">
            <text:p>61.8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194000">
            <text:p>194000</text:p>
          </table:table-cell>
          <table:table-cell table:number-columns-repeated="983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1.8">
            <text:p>61.8</text:p>
          </table:table-cell>
          <table:table-cell office:value-type="float" office:value="4.2">
            <text:p>4.2</text:p>
          </table:table-cell>
          <table:table-cell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197000">
            <text:p>197000</text:p>
          </table:table-cell>
          <table:table-cell table:number-columns-repeated="98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/>
          <table:table-cell office:value-type="float" office:value="80">
            <text:p>80</text:p>
          </table:table-cell>
          <table:table-cell office:value-type="float" office:value="220000">
            <text:p>220000</text:p>
          </table:table-cell>
          <table:table-cell table:number-columns-repeated="983"/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/>
          <table:table-cell office:value-type="float" office:value="80">
            <text:p>80</text:p>
          </table:table-cell>
          <table:table-cell office:value-type="float" office:value="223000">
            <text:p>223000</text:p>
          </table:table-cell>
          <table:table-cell table:number-columns-repeated="983"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/>
          <table:table-cell office:value-type="float" office:value="80">
            <text:p>80</text:p>
          </table:table-cell>
          <table:table-cell office:value-type="float" office:value="226000">
            <text:p>226000</text:p>
          </table:table-cell>
          <table:table-cell table:number-columns-repeated="983"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/>
          <table:table-cell office:value-type="float" office:value="80">
            <text:p>80</text:p>
          </table:table-cell>
          <table:table-cell office:value-type="float" office:value="229000">
            <text:p>229000</text:p>
          </table:table-cell>
          <table:table-cell table:number-columns-repeated="983"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Torre One (I)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2" office:value-type="string">
            <text:p>SI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/>
          <table:table-cell office:value-type="float" office:value="80">
            <text:p>80</text:p>
          </table:table-cell>
          <table:table-cell office:value-type="float" office:value="231000">
            <text:p>231000</text:p>
          </table:table-cell>
          <table:table-cell table:number-columns-repeated="983"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49.62">
            <text:p>49.62</text:p>
          </table:table-cell>
          <table:table-cell/>
          <table:table-cell office:value-type="float" office:value="8.97">
            <text:p>8.97</text:p>
          </table:table-cell>
          <table:table-cell/>
          <table:table-cell office:value-type="float" office:value="58.6">
            <text:p>58.6</text:p>
          </table:table-cell>
          <table:table-cell office:value-type="float" office:value="163000">
            <text:p>163000</text:p>
          </table:table-cell>
          <table:table-cell table:number-columns-repeated="983"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50.62">
            <text:p>50.62</text:p>
          </table:table-cell>
          <table:table-cell/>
          <table:table-cell office:value-type="float" office:value="9.97">
            <text:p>9.97</text:p>
          </table:table-cell>
          <table:table-cell/>
          <table:table-cell office:value-type="float" office:value="59.6">
            <text:p>59.6</text:p>
          </table:table-cell>
          <table:table-cell office:value-type="float" office:value="168000">
            <text:p>168000</text:p>
          </table:table-cell>
          <table:table-cell table:number-columns-repeated="983"/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51.62">
            <text:p>51.62</text:p>
          </table:table-cell>
          <table:table-cell/>
          <table:table-cell office:value-type="float" office:value="10.97">
            <text:p>10.97</text:p>
          </table:table-cell>
          <table:table-cell/>
          <table:table-cell office:value-type="float" office:value="60.6">
            <text:p>60.6</text:p>
          </table:table-cell>
          <table:table-cell office:value-type="float" office:value="173000">
            <text:p>173000</text:p>
          </table:table-cell>
          <table:table-cell table:number-columns-repeated="983"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7">
            <text:p>7</text:p>
          </table:table-cell>
          <table:table-cell office:value-type="float" office:value="52.62">
            <text:p>52.62</text:p>
          </table:table-cell>
          <table:table-cell/>
          <table:table-cell office:value-type="float" office:value="11.97">
            <text:p>11.97</text:p>
          </table:table-cell>
          <table:table-cell/>
          <table:table-cell office:value-type="float" office:value="61.6">
            <text:p>61.6</text:p>
          </table:table-cell>
          <table:table-cell office:value-type="float" office:value="178000">
            <text:p>178000</text:p>
          </table:table-cell>
          <table:table-cell table:number-columns-repeated="983"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20">
            <text:p>20</text:p>
          </table:table-cell>
          <table:table-cell office:value-type="float" office:value="103.5">
            <text:p>103.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131.8">
            <text:p>131.8</text:p>
          </table:table-cell>
          <table:table-cell office:value-type="float" office:value="421000">
            <text:p>421000</text:p>
          </table:table-cell>
          <table:table-cell table:number-columns-repeated="983"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9">
            <text:p>19</text:p>
          </table:table-cell>
          <table:table-cell office:value-type="float" office:value="103.5">
            <text:p>103.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131.8">
            <text:p>131.8</text:p>
          </table:table-cell>
          <table:table-cell office:value-type="float" office:value="415000">
            <text:p>415000</text:p>
          </table:table-cell>
          <table:table-cell table:number-columns-repeated="983"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8">
            <text:p>18</text:p>
          </table:table-cell>
          <table:table-cell office:value-type="float" office:value="103.5">
            <text:p>103.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131.8">
            <text:p>131.8</text:p>
          </table:table-cell>
          <table:table-cell office:value-type="float" office:value="409000">
            <text:p>409000</text:p>
          </table:table-cell>
          <table:table-cell table:number-columns-repeated="983"/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103.5">
            <text:p>103.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office:value-type="float" office:value="131.8">
            <text:p>131.8</text:p>
          </table:table-cell>
          <table:table-cell office:value-type="float" office:value="361000">
            <text:p>361000</text:p>
          </table:table-cell>
          <table:table-cell table:number-columns-repeated="983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9">
            <text:p>19</text:p>
          </table:table-cell>
          <table:table-cell office:value-type="float" office:value="75.7">
            <text:p>75.7</text:p>
          </table:table-cell>
          <table:table-cell office:value-type="float" office:value="7.6">
            <text:p>7.6</text:p>
          </table:table-cell>
          <table:table-cell office:value-type="float" office:value="11.4">
            <text:p>11.4</text:p>
          </table:table-cell>
          <table:table-cell/>
          <table:table-cell office:value-type="float" office:value="94.7">
            <text:p>94.7</text:p>
          </table:table-cell>
          <table:table-cell office:value-type="float" office:value="297000">
            <text:p>297000</text:p>
          </table:table-cell>
          <table:table-cell table:number-columns-repeated="983"/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8">
            <text:p>18</text:p>
          </table:table-cell>
          <table:table-cell office:value-type="float" office:value="75.7">
            <text:p>75.7</text:p>
          </table:table-cell>
          <table:table-cell office:value-type="float" office:value="7.6">
            <text:p>7.6</text:p>
          </table:table-cell>
          <table:table-cell office:value-type="float" office:value="11.4">
            <text:p>11.4</text:p>
          </table:table-cell>
          <table:table-cell/>
          <table:table-cell office:value-type="float" office:value="94.7">
            <text:p>94.7</text:p>
          </table:table-cell>
          <table:table-cell office:value-type="float" office:value="293000">
            <text:p>293000</text:p>
          </table:table-cell>
          <table:table-cell table:number-columns-repeated="983"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7">
            <text:p>17</text:p>
          </table:table-cell>
          <table:table-cell office:value-type="float" office:value="75.7">
            <text:p>75.7</text:p>
          </table:table-cell>
          <table:table-cell office:value-type="float" office:value="7.6">
            <text:p>7.6</text:p>
          </table:table-cell>
          <table:table-cell office:value-type="float" office:value="11.4">
            <text:p>11.4</text:p>
          </table:table-cell>
          <table:table-cell/>
          <table:table-cell office:value-type="float" office:value="94.7">
            <text:p>94.7</text:p>
          </table:table-cell>
          <table:table-cell office:value-type="float" office:value="289000">
            <text:p>289000</text:p>
          </table:table-cell>
          <table:table-cell table:number-columns-repeated="983"/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9">
            <text:p>19</text:p>
          </table:table-cell>
          <table:table-cell office:value-type="float" office:value="79.4">
            <text:p>79.4</text:p>
          </table:table-cell>
          <table:table-cell office:value-type="float" office:value="8.2">
            <text:p>8.2</text:p>
          </table:table-cell>
          <table:table-cell office:value-type="float" office:value="12">
            <text:p>12</text:p>
          </table:table-cell>
          <table:table-cell/>
          <table:table-cell office:value-type="float" office:value="99.6">
            <text:p>99.6</text:p>
          </table:table-cell>
          <table:table-cell office:value-type="float" office:value="319000">
            <text:p>319000</text:p>
          </table:table-cell>
          <table:table-cell table:number-columns-repeated="983"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8">
            <text:p>18</text:p>
          </table:table-cell>
          <table:table-cell office:value-type="float" office:value="80.4">
            <text:p>80.4</text:p>
          </table:table-cell>
          <table:table-cell office:value-type="float" office:value="9.2">
            <text:p>9.2</text:p>
          </table:table-cell>
          <table:table-cell office:value-type="float" office:value="13">
            <text:p>13</text:p>
          </table:table-cell>
          <table:table-cell/>
          <table:table-cell office:value-type="float" office:value="100.6">
            <text:p>100.6</text:p>
          </table:table-cell>
          <table:table-cell office:value-type="float" office:value="315000">
            <text:p>315000</text:p>
          </table:table-cell>
          <table:table-cell table:number-columns-repeated="983"/>
        </table:table-row>
        <table:table-row table:style-name="ro4">
          <table:table-cell office:value-type="float" office:value="144">
            <text:p>144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7">
            <text:p>17</text:p>
          </table:table-cell>
          <table:table-cell office:value-type="float" office:value="81.4">
            <text:p>81.4</text:p>
          </table:table-cell>
          <table:table-cell office:value-type="float" office:value="10.2">
            <text:p>10.2</text:p>
          </table:table-cell>
          <table:table-cell office:value-type="float" office:value="14">
            <text:p>14</text:p>
          </table:table-cell>
          <table:table-cell/>
          <table:table-cell office:value-type="float" office:value="101.6">
            <text:p>101.6</text:p>
          </table:table-cell>
          <table:table-cell office:value-type="float" office:value="311000">
            <text:p>311000</text:p>
          </table:table-cell>
          <table:table-cell table:number-columns-repeated="983"/>
        </table:table-row>
        <table:table-row table:style-name="ro4">
          <table:table-cell office:value-type="float" office:value="145">
            <text:p>145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3">
            <text:p>13</text:p>
          </table:table-cell>
          <table:table-cell office:value-type="float" office:value="82.4">
            <text:p>82.4</text:p>
          </table:table-cell>
          <table:table-cell office:value-type="float" office:value="11.2">
            <text:p>11.2</text:p>
          </table:table-cell>
          <table:table-cell office:value-type="float" office:value="15">
            <text:p>15</text:p>
          </table:table-cell>
          <table:table-cell/>
          <table:table-cell office:value-type="float" office:value="102.6">
            <text:p>102.6</text:p>
          </table:table-cell>
          <table:table-cell office:value-type="float" office:value="307000">
            <text:p>307000</text:p>
          </table:table-cell>
          <table:table-cell table:number-columns-repeated="983"/>
        </table:table-row>
        <table:table-row table:style-name="ro4">
          <table:table-cell office:value-type="float" office:value="146">
            <text:p>146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1">
            <text:p>11</text:p>
          </table:table-cell>
          <table:table-cell office:value-type="float" office:value="83.4">
            <text:p>83.4</text:p>
          </table:table-cell>
          <table:table-cell office:value-type="float" office:value="12.2">
            <text:p>12.2</text:p>
          </table:table-cell>
          <table:table-cell office:value-type="float" office:value="16">
            <text:p>16</text:p>
          </table:table-cell>
          <table:table-cell/>
          <table:table-cell office:value-type="float" office:value="103.6">
            <text:p>103.6</text:p>
          </table:table-cell>
          <table:table-cell office:value-type="float" office:value="288000">
            <text:p>288000</text:p>
          </table:table-cell>
          <table:table-cell table:number-columns-repeated="983"/>
        </table:table-row>
        <table:table-row table:style-name="ro4">
          <table:table-cell office:value-type="float" office:value="147">
            <text:p>147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9">
            <text:p>19</text:p>
          </table:table-cell>
          <table:table-cell office:value-type="float" office:value="55.5">
            <text:p>55.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/>
          <table:table-cell office:value-type="float" office:value="71.2">
            <text:p>71.2</text:p>
          </table:table-cell>
          <table:table-cell office:value-type="float" office:value="249000">
            <text:p>249000</text:p>
          </table:table-cell>
          <table:table-cell table:number-columns-repeated="983"/>
        </table:table-row>
        <table:table-row table:style-name="ro4">
          <table:table-cell office:value-type="float" office:value="148">
            <text:p>148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8">
            <text:p>18</text:p>
          </table:table-cell>
          <table:table-cell office:value-type="float" office:value="55.5">
            <text:p>55.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/>
          <table:table-cell office:value-type="float" office:value="71.2">
            <text:p>71.2</text:p>
          </table:table-cell>
          <table:table-cell office:value-type="float" office:value="246000">
            <text:p>246000</text:p>
          </table:table-cell>
          <table:table-cell table:number-columns-repeated="983"/>
        </table:table-row>
        <table:table-row table:style-name="ro4">
          <table:table-cell office:value-type="float" office:value="149">
            <text:p>149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7">
            <text:p>17</text:p>
          </table:table-cell>
          <table:table-cell office:value-type="float" office:value="55.5">
            <text:p>55.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/>
          <table:table-cell office:value-type="float" office:value="71.2">
            <text:p>71.2</text:p>
          </table:table-cell>
          <table:table-cell office:value-type="float" office:value="243000">
            <text:p>243000</text:p>
          </table:table-cell>
          <table:table-cell table:number-columns-repeated="983"/>
        </table:table-row>
        <table:table-row table:style-name="ro4">
          <table:table-cell office:value-type="float" office:value="150">
            <text:p>150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6">
            <text:p>16</text:p>
          </table:table-cell>
          <table:table-cell office:value-type="float" office:value="55.5">
            <text:p>55.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/>
          <table:table-cell office:value-type="float" office:value="71.2">
            <text:p>71.2</text:p>
          </table:table-cell>
          <table:table-cell office:value-type="float" office:value="240000">
            <text:p>240000</text:p>
          </table:table-cell>
          <table:table-cell table:number-columns-repeated="983"/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Ocean Drive 2</text:p>
          </table:table-cell>
          <table:table-cell office:value-type="float" office:value="17">
            <text:p>17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string">
            <text:p>SI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5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float" office:value="11">
            <text:p>11</text:p>
          </table:table-cell>
          <table:table-cell office:value-type="float" office:value="55.5">
            <text:p>55.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/>
          <table:table-cell office:value-type="float" office:value="71.2">
            <text:p>71.2</text:p>
          </table:table-cell>
          <table:table-cell office:value-type="float" office:value="225000">
            <text:p>225000</text:p>
          </table:table-cell>
          <table:table-cell table:number-columns-repeated="983"/>
        </table:table-row>
        <table:table-row table:style-name="ro4">
          <table:table-cell office:value-type="float" office:value="152">
            <text:p>152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3.63">
            <text:p>73.63</text:p>
          </table:table-cell>
          <table:table-cell office:value-type="float" office:value="24.22">
            <text:p>24.22</text:p>
          </table:table-cell>
          <table:table-cell office:value-type="float" office:value="10.74">
            <text:p>10.74</text:p>
          </table:table-cell>
          <table:table-cell office:value-type="float" office:value="12.5">
            <text:p>12.5</text:p>
          </table:table-cell>
          <table:table-cell office:value-type="float" office:value="107.57">
            <text:p>107.57</text:p>
          </table:table-cell>
          <table:table-cell office:value-type="float" office:value="278540">
            <text:p>278540</text:p>
          </table:table-cell>
          <table:table-cell table:number-columns-repeated="983"/>
        </table:table-row>
        <table:table-row table:style-name="ro4">
          <table:table-cell office:value-type="float" office:value="153">
            <text:p>153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73.63">
            <text:p>73.63</text:p>
          </table:table-cell>
          <table:table-cell office:value-type="float" office:value="24.22">
            <text:p>24.22</text:p>
          </table:table-cell>
          <table:table-cell office:value-type="float" office:value="10.74">
            <text:p>10.74</text:p>
          </table:table-cell>
          <table:table-cell office:value-type="float" office:value="12.5">
            <text:p>12.5</text:p>
          </table:table-cell>
          <table:table-cell office:value-type="float" office:value="107.57">
            <text:p>107.57</text:p>
          </table:table-cell>
          <table:table-cell office:value-type="float" office:value="316523">
            <text:p>316523</text:p>
          </table:table-cell>
          <table:table-cell table:number-columns-repeated="983"/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73.63">
            <text:p>73.63</text:p>
          </table:table-cell>
          <table:table-cell office:value-type="float" office:value="24.22">
            <text:p>24.22</text:p>
          </table:table-cell>
          <table:table-cell office:value-type="float" office:value="10.74">
            <text:p>10.74</text:p>
          </table:table-cell>
          <table:table-cell office:value-type="float" office:value="12.5">
            <text:p>12.5</text:p>
          </table:table-cell>
          <table:table-cell office:value-type="float" office:value="107.57">
            <text:p>107.57</text:p>
          </table:table-cell>
          <table:table-cell office:value-type="float" office:value="329183">
            <text:p>329183</text:p>
          </table:table-cell>
          <table:table-cell table:number-columns-repeated="983"/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1">
            <text:p>11</text:p>
          </table:table-cell>
          <table:table-cell office:value-type="float" office:value="73.63">
            <text:p>73.63</text:p>
          </table:table-cell>
          <table:table-cell office:value-type="float" office:value="24.22">
            <text:p>24.22</text:p>
          </table:table-cell>
          <table:table-cell office:value-type="float" office:value="10.74">
            <text:p>10.74</text:p>
          </table:table-cell>
          <table:table-cell office:value-type="float" office:value="12.5">
            <text:p>12.5</text:p>
          </table:table-cell>
          <table:table-cell office:value-type="float" office:value="107.57">
            <text:p>107.57</text:p>
          </table:table-cell>
          <table:table-cell office:value-type="float" office:value="354505">
            <text:p>354505</text:p>
          </table:table-cell>
          <table:table-cell table:number-columns-repeated="983"/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45.7">
            <text:p>45.7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63.16">
            <text:p>63.16</text:p>
          </table:table-cell>
          <table:table-cell office:value-type="float" office:value="183564">
            <text:p>183564</text:p>
          </table:table-cell>
          <table:table-cell table:number-columns-repeated="983"/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45.7">
            <text:p>45.7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63.16">
            <text:p>63.16</text:p>
          </table:table-cell>
          <table:table-cell office:value-type="float" office:value="195536">
            <text:p>195536</text:p>
          </table:table-cell>
          <table:table-cell table:number-columns-repeated="983"/>
        </table:table-row>
        <table:table-row table:style-name="ro4">
          <table:table-cell office:value-type="float" office:value="158">
            <text:p>158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45.7">
            <text:p>45.7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63.16">
            <text:p>63.16</text:p>
          </table:table-cell>
          <table:table-cell office:value-type="float" office:value="199526">
            <text:p>199526</text:p>
          </table:table-cell>
          <table:table-cell table:number-columns-repeated="983"/>
        </table:table-row>
        <table:table-row table:style-name="ro4">
          <table:table-cell office:value-type="float" office:value="159">
            <text:p>159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45.7">
            <text:p>45.7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63.16">
            <text:p>63.16</text:p>
          </table:table-cell>
          <table:table-cell office:value-type="float" office:value="207507">
            <text:p>207507</text:p>
          </table:table-cell>
          <table:table-cell table:number-columns-repeated="983"/>
        </table:table-row>
        <table:table-row table:style-name="ro4">
          <table:table-cell office:value-type="float" office:value="160">
            <text:p>160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45.7">
            <text:p>45.7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63.16">
            <text:p>63.16</text:p>
          </table:table-cell>
          <table:table-cell office:value-type="float" office:value="219479">
            <text:p>219479</text:p>
          </table:table-cell>
          <table:table-cell table:number-columns-repeated="983"/>
        </table:table-row>
        <table:table-row table:style-name="ro4">
          <table:table-cell office:value-type="float" office:value="161">
            <text:p>161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179121">
            <text:p>179121</text:p>
          </table:table-cell>
          <table:table-cell table:number-columns-repeated="983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190802">
            <text:p>190802</text:p>
          </table:table-cell>
          <table:table-cell table:number-columns-repeated="983"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198590">
            <text:p>198590</text:p>
          </table:table-cell>
          <table:table-cell table:number-columns-repeated="983"/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202484">
            <text:p>202484</text:p>
          </table:table-cell>
          <table:table-cell table:number-columns-repeated="983"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210272">
            <text:p>210272</text:p>
          </table:table-cell>
          <table:table-cell table:number-columns-repeated="983"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1">
            <text:p>11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218060">
            <text:p>218060</text:p>
          </table:table-cell>
          <table:table-cell table:number-columns-repeated="983"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45.85">
            <text:p>45.85</text:p>
          </table:table-cell>
          <table:table-cell office:value-type="float" office:value="10.4">
            <text:p>10.4</text:p>
          </table:table-cell>
          <table:table-cell office:value-type="float" office:value="6.9">
            <text:p>6.9</text:p>
          </table:table-cell>
          <table:table-cell office:value-type="float" office:value="10.13">
            <text:p>10.13</text:p>
          </table:table-cell>
          <table:table-cell office:value-type="float" office:value="63.16">
            <text:p>63.16</text:p>
          </table:table-cell>
          <table:table-cell office:value-type="float" office:value="233636">
            <text:p>233636</text:p>
          </table:table-cell>
          <table:table-cell table:number-columns-repeated="983"/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237145">
            <text:p>237145</text:p>
          </table:table-cell>
          <table:table-cell table:number-columns-repeated="983"/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280262">
            <text:p>280262</text:p>
          </table:table-cell>
          <table:table-cell table:number-columns-repeated="983"/>
        </table:table-row>
        <table:table-row table:style-name="ro4">
          <table:table-cell office:value-type="float" office:value="170">
            <text:p>170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291041">
            <text:p>291041</text:p>
          </table:table-cell>
          <table:table-cell table:number-columns-repeated="983"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296431">
            <text:p>296431</text:p>
          </table:table-cell>
          <table:table-cell table:number-columns-repeated="983"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2">
            <text:p>12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312600">
            <text:p>312600</text:p>
          </table:table-cell>
          <table:table-cell table:number-columns-repeated="983"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Chronos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4" office:value-type="string">
            <text:p>N</text:p>
          </table:table-cell>
          <table:table-cell office:value-type="float" office:value="13">
            <text:p>13</text:p>
          </table:table-cell>
          <table:table-cell office:value-type="float" office:value="73.54">
            <text:p>73.54</text:p>
          </table:table-cell>
          <table:table-cell office:value-type="float" office:value="6.14">
            <text:p>6.14</text:p>
          </table:table-cell>
          <table:table-cell office:value-type="float" office:value="9.97">
            <text:p>9.97</text:p>
          </table:table-cell>
          <table:table-cell office:value-type="float" office:value="12.5">
            <text:p>12.5</text:p>
          </table:table-cell>
          <table:table-cell office:value-type="float" office:value="89.65">
            <text:p>89.65</text:p>
          </table:table-cell>
          <table:table-cell office:value-type="float" office:value="323379">
            <text:p>323379</text:p>
          </table:table-cell>
          <table:table-cell table:number-columns-repeated="983"/>
        </table:table-row>
        <table:table-row table:style-name="ro4" table:number-rows-repeated="104840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6/09/2011</text:date>, <text:time>14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9-06T14:21:41</dc:date>
    <meta:print-date>1969-12-31T16:00:00</meta:print-date>
    <dc:creator>na </dc:creator>
    <meta:editing-duration>PT14H7M27S</meta:editing-duration>
    <meta:editing-cycles>22</meta:editing-cycles>
    <meta:generator>LibreOffice/3.3$Unix LibreOffice_project/330m19$Build-301</meta:generator>
    <meta:document-statistic meta:table-count="1" meta:cell-count="7063" meta:object-count="0"/>
  </office:meta>
</office:document-meta>
</file>